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Times New Roman" fo:font-size="12pt" fo:letter-spacing="normal" fo:language="fr" fo:country="FR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/>
    </style:style>
    <style:style style:name="T1" style:family="text">
      <style:text-properties officeooo:rsid="00178ab9"/>
    </style:style>
    <style:style style:name="T2" style:family="text">
      <style:text-properties officeooo:rsid="0017fed3"/>
    </style:style>
    <style:style style:name="T3" style:family="text">
      <style:text-properties officeooo:rsid="001a157c"/>
    </style:style>
    <style:style style:name="T4" style:family="text">
      <style:text-properties officeooo:rsid="001b6d78"/>
    </style:style>
    <style:style style:name="T5" style:family="text">
      <style:text-properties style:text-position="super 58%" officeooo:rsid="001b6d78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sieur ,</text:p>
      <text:p text:style-name="P2">Je suis actuellement en <text:span text:style-name="T2">deuxième</text:span> année à <text:span text:style-name="T1">l’ISIMA dans la filière F2 : Génie Logiciel et Systèmes Informatiques</text:span></text:p>
      <text:p text:style-name="P4"/>
      <text:p text:style-name="P2">Je suis à la recherche d’un stage en adéquation avec ma formation, pour une durée de <text:span text:style-name="T3">4 à 5</text:span> <text:span text:style-name="T3">m</text:span>ois <text:span text:style-name="T4">pour la période du 1</text:span><text:span text:style-name="T5">er</text:span><text:span text:style-name="T4"> Avril 2020 au 31 Août 2020.</text:span></text:p>
      <text:p text:style-name="P2"><text:span text:style-name="T1">Étant</text:span> passionné par les thématiques portant sur ? ??, je souhaiterai  intégrer votre entreprise, pour mener à bien les missions que vous me confierez.</text:p>
      <text:p text:style-name="P2">Au cours de mon cursus j’ai eu l'occasion de travailler sur les projets.... [détailler les projets perso et scolaires en rapport avec le contenu souhaité du stage)</text:p>
      <text:p text:style-name="P3"/>
      <text:p text:style-name="P2"><text:span text:style-name="T1">Étant</text:span> disposé à travailler (détail du poste souhaité) je suis prêt à donner le meilleur de moi, en apportant mes connaissances théoriques tout en m'enrichissant de votre savoir-faire.</text:p>
      <text:p text:style-name="P2">Je reste à votre entière disposition pour toutes informations complémentaires. Dans l’espoir d’une réponse favorable de votre part.</text:p>
      <text:p text:style-name="P2">Veuillez agréer Madame, Monsieur, l’expression de mes sincères saluta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6:59.392292599</meta:creation-date>
    <dc:date>2019-10-19T14:52:48.411593137</dc:date>
    <meta:editing-duration>PT5M46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1" meta:paragraph-count="8" meta:word-count="157" meta:character-count="968" meta:non-whitespace-character-count="818"/>
  </office:meta>
</office:document-meta>
</file>